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115d0b" officeooo:paragraph-rsid="00115d0b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1278d6" officeooo:paragraph-rsid="001278d6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1278d6" officeooo:paragraph-rsid="001278d6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13bdd7" officeooo:paragraph-rsid="0013bdd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weight="normal" officeooo:rsid="0013bdd7" officeooo:paragraph-rsid="0013bdd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Inconsolata" fo:font-size="10pt" fo:font-weight="normal" officeooo:rsid="0013bdd7" officeooo:paragraph-rsid="0013bdd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Inconsolata" fo:font-size="10pt" officeooo:rsid="0013bdd7" officeooo:paragraph-rsid="0013bdd7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officeooo:rsid="0013bdd7" officeooo:paragraph-rsid="0013bdd7" style:font-size-asian="10.5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3bdd7" officeooo:paragraph-rsid="0013bdd7" style:font-style-asian="normal" style:font-weight-asian="normal" style:font-style-complex="normal" style:font-weight-complex="normal"/>
    </style:style>
    <style:style style:name="T1" style:family="text">
      <style:text-properties officeooo:rsid="00115675"/>
    </style:style>
    <style:style style:name="T2" style:family="text">
      <style:text-properties style:font-name="Inconsolata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2">Chapter <text:span text:style-name="T1">6</text:span> Homework</text:p>
      <text:p text:style-name="P2"/>
      <text:p text:style-name="P3">Multiple Choice</text:p>
      <text:p text:style-name="P6"/>
      <text:section text:style-name="Sect1" text:name="Section1">
        <text:list xml:id="list8372553262007241108" text:style-name="L1">
          <text:list-item>
            <text:p text:style-name="P14">C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C</text:p>
          </text:list-item>
          <text:list-item>
            <text:p text:style-name="P14">A</text:p>
          </text:list-item>
          <text:list-item>
            <text:p text:style-name="P14">C</text:p>
          </text:list-item>
          <text:list-item>
            <text:p text:style-name="P14">B</text:p>
          </text:list-item>
          <text:list-item>
            <text:p text:style-name="P14">C</text:p>
          </text:list-item>
          <text:list-item>
            <text:p text:style-name="P14">D</text:p>
          </text:list-item>
          <text:list-item>
            <text:p text:style-name="P14">A</text:p>
          </text:list-item>
          <text:list-item>
            <text:p text:style-name="P15">A</text:p>
          </text:list-item>
          <text:list-item>
            <text:p text:style-name="P15">C</text:p>
          </text:list-item>
          <text:list-item>
            <text:p text:style-name="P15">A</text:p>
          </text:list-item>
          <text:list-item>
            <text:p text:style-name="P15">B</text:p>
          </text:list-item>
        </text:list>
      </text:section>
      <text:p text:style-name="P7"/>
      <text:p text:style-name="P4">True and False</text:p>
      <text:p text:style-name="P9"/>
      <text:section text:style-name="Sect2" text:name="Section2">
        <text:list xml:id="list3150347107440574146" text:style-name="L2">
          <text:list-item>
            <text:p text:style-name="P16">False</text:p>
          </text:list-item>
          <text:list-item>
            <text:p text:style-name="P16">False</text:p>
          </text:list-item>
          <text:list-item>
            <text:p text:style-name="P16">False</text:p>
          </text:list-item>
          <text:list-item>
            <text:p text:style-name="P16">True</text:p>
          </text:list-item>
          <text:list-item>
            <text:p text:style-name="P16">False</text:p>
          </text:list-item>
          <text:list-item>
            <text:p text:style-name="P16">True</text:p>
          </text:list-item>
          <text:list-item>
            <text:p text:style-name="P17">False</text:p>
          </text:list-item>
          <text:list-item>
            <text:p text:style-name="P17">True</text:p>
          </text:list-item>
          <text:list-item>
            <text:p text:style-name="P17">True</text:p>
          </text:list-item>
        </text:list>
      </text:section>
      <text:p text:style-name="P8"/>
      <text:p text:style-name="P4">Find the Error</text:p>
      <text:p text:style-name="P9"/>
      <text:p text:style-name="P18">This is just better code:</text:p>
      <text:p text:style-name="P18"/>
      <text:p text:style-name="P21">public class TwoValues<text:line-break/>{</text:p>
      <text:p text:style-name="P21"><text:s text:c="4"/>private int x = 0, y = 0;<text:line-break/>}</text:p>
      <text:p text:style-name="P22"/>
      <text:p text:style-name="P22">The error was two constructors; if they were overloaded the parameters would have to have been different.</text:p>
      <text:p text:style-name="P13"/>
      <text:p text:style-name="P4">Algorithm Workbench</text:p>
      <text:p text:style-name="P5"/>
      <text:p text:style-name="P20">public enum Pet { DOG, CAT, BIRD, HAMSTER };</text:p>
      <text:p text:style-name="P8"/>
      <text:p text:style-name="P11">Short Answer</text:p>
      <text:p text:style-name="P10"/>
      <text:list xml:id="list938652907604709997" text:style-name="L4">
        <text:list-item>
          <text:p text:style-name="P23">You cannot access any of the class's instance members.</text:p>
        </text:list-item>
        <text:list-item>
          <text:p text:style-name="P23">They allow classes to be used as a way of grouping similar utility methods.</text:p>
        </text:list-item>
        <text:list-item>
          <text:p text:style-name="P23">-</text:p>
          <text:list>
            <text:list-item>
              <text:p text:style-name="P23">3</text:p>
            </text:list-item>
            <text:list-item>
              <text:p text:style-name="P23">3</text:p>
            </text:list-item>
            <text:list-item>
              <text:p text:style-name="P23">0</text:p>
            </text:list-item>
            <text:list-item>
              <text:p text:style-name="P23">0</text:p>
            </text:list-item>
            <text:list-item>
              <text:p text:style-name="P23"><text:span text:style-name="T2">Thing.putThing(10);</text:span></text:p>
            </text:list-item>
          </text:list>
        </text:list-item>
        <text:list-item>
          <text:p text:style-name="P23">The parameter lists must be different and are used to differentiate overloaded methods.</text:p>
        </text:list-item>
        <text:list-item>
          <text:p text:style-name="P23">It allows a method to be more flexible while still concentrating on one task.</text:p>
        </text:list-item>
        <text:list-item>
          <text:p text:style-name="P23">Variables pass by value of the primitive, objects pass by value of the object refere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10-08T15:49:57.797868737</dc:date>
    <meta:editing-duration>PT1H25M7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46" meta:word-count="189" meta:character-count="874" meta:non-whitespace-character-count="761"/>
  </office:meta>
</office:document-meta>
</file>